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3555d" officeooo:paragraph-rsid="0013555d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per Account ID</text:p>
      <text:p text:style-name="P1"/>
      <text:p text:style-name="P1">87102803179906419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01:10.935000000</meta:creation-date>
    <dc:date>2019-09-03T10:02:37.079000000</dc:date>
    <meta:editing-duration>PT1M28S</meta:editing-duration>
    <meta:editing-cycles>1</meta:editing-cycles>
    <meta:document-statistic meta:table-count="0" meta:image-count="0" meta:object-count="0" meta:page-count="1" meta:paragraph-count="2" meta:word-count="4" meta:character-count="39" meta:non-whitespace-character-count="37"/>
    <meta:generator>LibreOffice/6.1.6.3$Windows_X86_64 LibreOffice_project/5896ab1714085361c45cf540f76f60673dd96a72</meta:generator>
  </office:meta>
</office:document-meta>
</file>